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gradient" draw:fill-gradient-name="Light_20_gra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gradient" draw:fill-gradient-name="Light_20_gra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curve" draw:line-skew="0.289cm" svg:x1="0.157cm" svg:y1="4.097cm" svg:x2="1.02cm" svg:y2="5.133cm" draw:end-shape="id1" draw:end-glue-point="0">
          <text:p/>
        </draw:connector>
        <draw:custom-shape draw:style-name="gr2" draw:text-style-name="P2" draw:id="id1" draw:layer="layout" svg:width="1.922cm" svg:height="1cm" svg:x="0.059cm" svg:y="5.133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1.955cm" svg:height="1cm" svg:x="4.026cm" svg:y="5.133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2.021cm" svg:height="1cm" svg:x="8.381cm" svg:y="5.1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819cm" svg:height="0.834cm" svg:x="8.482cm" svg:y="5.216cm">
          <text:p text:style-name="P2">s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167cm" svg:height="0.673cm" svg:x="1.837cm" svg:y="4.7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115cm" svg:height="0.673cm" svg:x="6.129cm" svg:y="4.7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1" draw:text-style-name="P1" draw:layer="layout" draw:type="line" svg:x1="1.981cm" svg:y1="5.633cm" svg:x2="4.026cm" svg:y2="5.633cm" draw:start-shape="id1" draw:start-glue-point="1" draw:end-shape="id2" draw:end-glue-point="3">
          <text:p/>
        </draw:connector>
        <draw:connector draw:style-name="gr1" draw:text-style-name="P1" draw:layer="layout" draw:type="line" svg:x1="5.981cm" svg:y1="5.633cm" svg:x2="8.381cm" svg:y2="5.633cm" draw:start-shape="id2" draw:start-glue-point="1" draw:end-shape="id3" draw:end-glue-point="3">
          <text:p/>
        </draw:connector>
        <draw:frame draw:style-name="gr5" draw:layer="layout" svg:width="0.762cm" svg:height="0.764cm" svg:x="0.281cm" svg:y="3.6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1" draw:text-style-name="P1" draw:layer="layout" draw:type="curve" draw:line-skew="0.268cm" svg:x1="10.939cm" svg:y1="4.172cm" svg:x2="11.923cm" svg:y2="5.121cm" draw:end-shape="id4" draw:end-glue-point="0">
          <text:p/>
        </draw:connector>
        <draw:custom-shape draw:style-name="gr2" draw:text-style-name="P2" draw:id="id4" draw:layer="layout" svg:width="2.046cm" svg:height="1cm" svg:x="10.9cm" svg:y="5.121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1.979cm" svg:height="1cm" svg:x="14.967cm" svg:y="5.121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custom-shape draw:style-name="gr6" draw:text-style-name="P3" draw:layer="layout" svg:width="2.266cm" svg:height="1cm" svg:x="19.746cm" svg:y="5.1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04cm" svg:height="0.834cm" svg:x="19.859cm" svg:y="5.204cm">
            <text:p text:style-name="P3">s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1.24cm" svg:height="0.673cm" svg:x="13.099cm" svg:y="4.79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1.252cm" svg:height="0.673cm" svg:x="17.463cm" svg:y="4.8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4.535cm" svg:height="0.68cm" svg:x="15.943cm" svg:y="6.21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1" draw:text-style-name="P1" draw:layer="layout" draw:type="line" svg:x1="12.946cm" svg:y1="5.621cm" svg:x2="14.967cm" svg:y2="5.621cm" draw:start-shape="id4" draw:start-glue-point="1" draw:end-shape="id5" draw:end-glue-point="3">
          <text:p/>
        </draw:connector>
        <draw:connector draw:style-name="gr1" draw:text-style-name="P1" draw:layer="layout" draw:type="line" svg:x1="16.946cm" svg:y1="5.621cm" svg:x2="19.746cm" svg:y2="5.621cm" draw:start-shape="id5" draw:start-glue-point="1" draw:end-shape="id6" draw:end-glue-point="3">
          <text:p/>
        </draw:connector>
        <draw:frame draw:style-name="gr5" draw:layer="layout" svg:width="2.193cm" svg:height="0.836cm" svg:x="11.083cm" svg:y="3.6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1" draw:layer="layout" draw:type="curve" draw:line-skew="0.295cm" svg:x1="11.015cm" svg:y1="0.612cm" svg:x2="11.923cm" svg:y2="1.453cm" draw:end-shape="id7" draw:end-glue-point="0">
          <text:p/>
        </draw:connector>
        <draw:custom-shape draw:style-name="gr2" draw:text-style-name="P2" draw:id="id7" draw:layer="layout" svg:width="2.046cm" svg:height="1cm" svg:x="10.9cm" svg:y="1.453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8" draw:layer="layout" svg:width="2.079cm" svg:height="1cm" svg:x="14.946cm" svg:y="1.453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">
          <draw:custom-shape draw:style-name="gr8" draw:text-style-name="P3" draw:layer="layout" svg:width="2.266cm" svg:height="1cm" svg:x="19.746cm" svg:y="1.4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2.04cm" svg:height="0.834cm" svg:x="19.859cm" svg:y="1.536cm">
            <text:p text:style-name="P3">s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2.085cm" svg:height="0.672cm" svg:x="12.861cm" svg:y="1.0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2.104cm" svg:height="0.672cm" svg:x="17.228cm" svg:y="1.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4.535cm" svg:height="0.68cm" svg:x="15.947cm" svg:y="2.50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1" draw:text-style-name="P1" draw:layer="layout" draw:type="line" svg:x1="12.946cm" svg:y1="1.953cm" svg:x2="14.946cm" svg:y2="1.953cm" draw:start-shape="id7" draw:start-glue-point="1" draw:end-shape="id8" draw:end-glue-point="3">
          <text:p/>
        </draw:connector>
        <draw:connector draw:style-name="gr1" draw:text-style-name="P1" draw:layer="layout" draw:type="line" svg:x1="17.025cm" svg:y1="1.953cm" svg:x2="19.746cm" svg:y2="1.953cm" draw:start-shape="id8" draw:start-glue-point="1" draw:end-shape="id9" draw:end-glue-point="3">
          <text:p/>
        </draw:connector>
        <draw:frame draw:style-name="gr5" draw:layer="layout" svg:width="2.092cm" svg:height="0.836cm" svg:x="11.104cm" svg:y="0.05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" draw:text-style-name="P1" draw:layer="layout" draw:type="curve" draw:line-skew="0.249cm" svg:x1="10.939cm" svg:y1="9.257cm" svg:x2="11.923cm" svg:y2="10.269cm" draw:end-shape="id10" draw:end-glue-point="0">
          <text:p/>
        </draw:connector>
        <draw:custom-shape draw:style-name="gr2" draw:text-style-name="P2" draw:id="id10" draw:layer="layout" svg:width="2.046cm" svg:height="1cm" svg:x="10.9cm" svg:y="10.269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1" draw:layer="layout" svg:width="1.979cm" svg:height="1cm" svg:x="14.967cm" svg:y="10.269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2">
          <draw:custom-shape draw:style-name="gr10" draw:text-style-name="P3" draw:layer="layout" svg:width="2.266cm" svg:height="1cm" svg:x="19.746cm" svg:y="10.2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4cm" svg:height="0.834cm" svg:x="19.859cm" svg:y="10.352cm">
            <text:p text:style-name="P3">s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2.11cm" svg:height="0.676cm" svg:x="12.914cm" svg:y="9.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2.129cm" svg:height="0.676cm" svg:x="17.183cm" svg:y="9.95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4.535cm" svg:height="0.68cm" svg:x="16.052cm" svg:y="11.36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" draw:text-style-name="P1" draw:layer="layout" draw:type="line" svg:x1="12.946cm" svg:y1="10.769cm" svg:x2="14.967cm" svg:y2="10.769cm" draw:start-shape="id10" draw:start-glue-point="1" draw:end-shape="id11" draw:end-glue-point="3">
          <text:p/>
        </draw:connector>
        <draw:connector draw:style-name="gr1" draw:text-style-name="P1" draw:layer="layout" draw:type="line" svg:x1="16.946cm" svg:y1="10.769cm" svg:x2="19.746cm" svg:y2="10.769cm" draw:start-shape="id11" draw:start-glue-point="1" draw:end-shape="id12" draw:end-glue-point="3">
          <text:p/>
        </draw:connector>
        <draw:frame draw:style-name="gr5" draw:layer="layout" svg:width="2.937cm" svg:height="0.893cm" svg:x="11.083cm" svg:y="8.64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1" draw:text-style-name="P1" draw:layer="layout" draw:type="curve" draw:line-skew="0.263cm" svg:x1="5.94cm" svg:y1="13.465cm" svg:x2="6.823cm" svg:y2="14.387cm" draw:end-shape="id13" draw:end-glue-point="0">
          <text:p/>
        </draw:connector>
        <draw:custom-shape draw:style-name="gr2" draw:text-style-name="P2" draw:id="id13" draw:layer="layout" svg:width="2.046cm" svg:height="1cm" svg:x="5.8cm" svg:y="14.387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4" draw:layer="layout" svg:width="2cm" svg:height="1cm" svg:x="9.846cm" svg:y="14.387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5">
          <draw:custom-shape draw:style-name="gr12" draw:text-style-name="P3" draw:layer="layout" svg:width="2.266cm" svg:height="1cm" svg:x="14.646cm" svg:y="14.3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3" draw:layer="layout" svg:width="2.04cm" svg:height="0.832cm" svg:x="14.759cm" svg:y="14.471cm">
            <text:p text:style-name="P3">s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2.071cm" svg:height="0.669cm" svg:x="7.846cm" svg:y="14.04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2.093cm" svg:height="0.669cm" svg:x="11.994cm" svg:y="14.05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onnector draw:style-name="gr1" draw:text-style-name="P1" draw:layer="layout" draw:type="line" svg:x1="7.846cm" svg:y1="14.887cm" svg:x2="9.846cm" svg:y2="14.887cm" draw:start-shape="id13" draw:start-glue-point="1" draw:end-shape="id14" draw:end-glue-point="3">
          <text:p/>
        </draw:connector>
        <draw:connector draw:style-name="gr1" draw:text-style-name="P1" draw:layer="layout" draw:type="line" svg:x1="11.846cm" svg:y1="14.887cm" svg:x2="14.646cm" svg:y2="14.887cm" draw:start-shape="id14" draw:start-glue-point="1" draw:end-shape="id15" draw:end-glue-point="3">
          <text:p/>
        </draw:connector>
        <draw:frame draw:style-name="gr5" draw:layer="layout" svg:width="2.176cm" svg:height="0.851cm" svg:x="6.168cm" svg:y="12.76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 draw:id="id16">
          <draw:custom-shape draw:style-name="gr14" draw:text-style-name="P3" draw:layer="layout" svg:width="2.266cm" svg:height="1cm" svg:x="14.646cm" svg:y="15.8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2.04cm" svg:height="0.834cm" svg:x="14.759cm" svg:y="15.97cm">
            <text:p text:style-name="P3">s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" draw:text-style-name="P1" draw:layer="layout" draw:type="curve" svg:x1="10.846cm" svg:y1="15.387cm" svg:x2="14.646cm" svg:y2="16.387cm" draw:start-shape="id14" draw:start-glue-point="2" draw:end-shape="id16" draw:end-glue-point="3">
          <text:p/>
        </draw:connector>
        <draw:frame draw:style-name="gr5" draw:layer="layout" svg:width="2.055cm" svg:height="0.673cm" svg:x="12.318cm" svg:y="15.5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layer="layout" svg:width="4.559cm" svg:height="0.688cm" svg:x="10.945cm" svg:y="13.2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1" draw:text-style-name="P1" draw:layer="layout" draw:type="curve" svg:x1="0.202cm" svg:y1="7.647cm" svg:x2="1.02cm" svg:y2="8.743cm" draw:end-shape="id17" draw:end-glue-point="0">
          <text:p/>
        </draw:connector>
        <draw:custom-shape draw:style-name="gr2" draw:text-style-name="P2" draw:id="id17" draw:layer="layout" svg:width="1.922cm" svg:height="1cm" svg:x="0.059cm" svg:y="8.743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8" draw:layer="layout" svg:width="1.955cm" svg:height="1cm" svg:x="4.026cm" svg:y="8.743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9" draw:layer="layout" svg:width="2.142cm" svg:height="1cm" svg:x="8.239cm" svg:y="8.7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928cm" svg:height="0.834cm" svg:x="8.346cm" svg:y="8.826cm">
          <text:p text:style-name="P2">s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071cm" svg:height="0.669cm" svg:x="1.936cm" svg:y="8.3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2.093cm" svg:height="0.669cm" svg:x="6.086cm" svg:y="8.4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1" draw:text-style-name="P1" draw:layer="layout" draw:type="line" svg:x1="1.981cm" svg:y1="9.243cm" svg:x2="4.026cm" svg:y2="9.243cm" draw:start-shape="id17" draw:start-glue-point="1" draw:end-shape="id18" draw:end-glue-point="3">
          <text:p/>
        </draw:connector>
        <draw:connector draw:style-name="gr1" draw:text-style-name="P1" draw:layer="layout" draw:type="line" svg:x1="5.981cm" svg:y1="9.243cm" svg:x2="8.239cm" svg:y2="9.243cm" draw:start-shape="id18" draw:start-glue-point="1" draw:end-shape="id19" draw:end-glue-point="3">
          <text:p/>
        </draw:connector>
        <draw:frame draw:style-name="gr5" draw:layer="layout" svg:width="0.762cm" svg:height="0.764cm" svg:x="0.27cm" svg:y="6.9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" draw:text-style-name="P1" draw:layer="layout" draw:type="curve" svg:x1="5.003cm" svg:y1="9.743cm" svg:x2="8.239cm" svg:y2="10.743cm" draw:start-shape="id18" draw:start-glue-point="2" draw:end-shape="id20" draw:end-glue-point="3">
          <text:p/>
        </draw:connector>
        <draw:frame draw:style-name="gr5" draw:layer="layout" svg:width="2.055cm" svg:height="0.673cm" svg:x="5.951cm" svg:y="9.8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1" draw:id="id20" draw:layer="layout" svg:width="2.142cm" svg:height="1cm" svg:x="8.239cm" svg:y="10.2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928cm" svg:height="0.834cm" svg:x="8.346cm" svg:y="10.326cm">
          <text:p text:style-name="P2">s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0.304cm" svg:x1="0.233cm" svg:y1="0.554cm" svg:x2="1.02cm" svg:y2="1.521cm" draw:end-shape="id21" draw:end-glue-point="0">
          <text:p/>
        </draw:connector>
        <draw:custom-shape draw:style-name="gr2" draw:text-style-name="P2" draw:id="id21" draw:layer="layout" svg:width="1.922cm" svg:height="0.912cm" svg:x="0.059cm" svg:y="1.521cm">
          <text:p text:style-name="P2">s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2" draw:layer="layout" svg:width="1.855cm" svg:height="0.912cm" svg:x="3.981cm" svg:y="1.521cm">
          <text:p text:style-name="P2">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3" draw:id="id23" draw:layer="layout" svg:width="2.013cm" svg:height="0.912cm" svg:x="8.381cm" svg:y="1.5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1.811cm" svg:height="0.76cm" svg:x="8.482cm" svg:y="1.597cm">
            <text:p text:style-name="P3">s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2.092cm" svg:height="0.669cm" svg:x="6.018cm" svg:y="1.15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4.535cm" svg:height="0.68cm" svg:x="4.652cm" svg:y="2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" draw:text-style-name="P1" draw:layer="layout" draw:type="line" svg:x1="1.981cm" svg:y1="1.977cm" svg:x2="3.981cm" svg:y2="1.977cm" draw:start-shape="id21" draw:start-glue-point="1" draw:end-shape="id22" draw:end-glue-point="3">
          <text:p/>
        </draw:connector>
        <draw:connector draw:style-name="gr1" draw:text-style-name="P1" draw:layer="layout" draw:type="line" svg:x1="5.836cm" svg:y1="1.977cm" svg:x2="8.381cm" svg:y2="1.977cm" draw:start-shape="id22" draw:start-glue-point="1" draw:end-shape="id23" draw:end-glue-point="3">
          <text:p/>
        </draw:connector>
        <draw:frame draw:style-name="gr5" draw:layer="layout" svg:width="0.762cm" svg:height="0.764cm" svg:x="0.394cm" svg:y="0.2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.071cm" svg:height="0.669cm" svg:x="1.869cm" svg:y="1.003cm"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1cm" fo:page-height="1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6T10:26:58</dc:date>
    <meta:editing-cycles>52</meta:editing-cycles>
    <meta:editing-duration>PT3H16M20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sub>
          <math:mi>P</math:mi>
          <math:mn>1</math:mn>
        </math:msub>
      </math:mrow>
    </math:mstyle>
    <math:annotation math:encoding="StarMath 5.0">size 16{P_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>c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3: c({}+{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 a({}+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</math:mrow>
    <math:annotation math:encoding="StarMath 5.0">T_1: a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</math:mrow>
    <math:annotation math:encoding="StarMath 5.0">T_2: b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row>
            <math:msub>
              <math:mi>T</math:mi>
              <math:mn>1</math:mn>
            </math:msub>
            <math:mo math:stretchy="false">&lt;</math:mo>
            <math:mn>10</math:mn>
          </math:mrow>
          <math:mstyle math:fontstyle="normal">
            <math:mrow>
              <math:mi math:fontstyle="normal">s</math:mi>
            </math:mrow>
          </math:mstyle>
        </math:mrow>
        <math:mo math:stretchy="false">)</math:mo>
      </math:mrow>
    </math:mrow>
    <math:annotation math:encoding="StarMath 5.0">nitalic {C-Invoke}(T_1 &lt;  10{nitalic s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row>
          <math:msub>
            <math:mi>P</math:mi>
            <math:mn>1</math:mn>
          </math:msub>
          <math:msup>
            <math:mtext>||</math:mtext>
            <math:mi math:fontstyle="italic">TC</math:mi>
          </math:msup>
          <math:msub>
            <math:mi>P</math:mi>
            <math:mn>2</math:mn>
          </math:msub>
        </math:mrow>
      </math:mrow>
    </math:mstyle>
    <math:annotation math:encoding="StarMath 5.0">size 16{P_1 "||"^{TC} P_2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b({}+{}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row>
            <math:msub>
              <math:mi>T</math:mi>
              <math:mn>1</math:mn>
            </math:msub>
            <math:mo math:stretchy="false">&lt;</math:mo>
            <math:mn>10</math:mn>
          </math:mrow>
          <math:mstyle math:fontstyle="normal">
            <math:mrow>
              <math:mi math:fontstyle="normal">s</math:mi>
            </math:mrow>
          </math:mstyle>
        </math:mrow>
        <math:mo math:stretchy="false">)</math:mo>
      </math:mrow>
    </math:mrow>
    <math:annotation math:encoding="StarMath 5.0">nitalic {C-Invoke}(T_1 &lt;  10{nitalic s}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row>
          <math:msub>
            <math:mi>P</math:mi>
            <math:mn>1</math:mn>
          </math:msub>
          <math:msup>
            <math:mtext>||</math:mtext>
            <math:mi math:fontstyle="italic">TI</math:mi>
          </math:msup>
          <math:msub>
            <math:mi>P</math:mi>
            <math:mn>3</math:mn>
          </math:msub>
        </math:mrow>
      </math:mrow>
    </math:mstyle>
    <math:annotation math:encoding="StarMath 5.0">size 16{P_1 "||"^{TI} P_3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 a({}-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 : a({}-{}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 b({}-{}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row>
            <math:msub>
              <math:mi>T</math:mi>
              <math:mn>1</math:mn>
            </math:msub>
            <math:mo math:stretchy="false">&lt;</math:mo>
            <math:mn>10</math:mn>
          </math:mrow>
          <math:mstyle math:fontstyle="normal">
            <math:mrow>
              <math:mi math:fontstyle="normal">s</math:mi>
            </math:mrow>
          </math:mstyle>
        </math:mrow>
        <math:mo math:stretchy="false">)</math:mo>
      </math:mrow>
    </math:mrow>
    <math:annotation math:encoding="StarMath 5.0">nitalic {C-Invoke}(T_1 &lt;  10{nitalic s}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sub>
          <math:mrow>
            <math:mo math:stretchy="false">[</math:mo>
            <math:mrow>
              <math:msub>
                <math:mi>P</math:mi>
                <math:mn>1</math:mn>
              </math:msub>
              <math:msup>
                <math:mtext>||</math:mtext>
                <math:mi math:fontstyle="italic">TC</math:mi>
              </math:msup>
              <math:msub>
                <math:mi>P</math:mi>
                <math:mn>2</math:mn>
              </math:msub>
            </math:mrow>
            <math:mo math:stretchy="false">]</math:mo>
          </math:mrow>
          <math:msub>
            <math:mi>P</math:mi>
            <math:mn>2</math:mn>
          </math:msub>
        </math:msub>
      </math:mrow>
    </math:mstyle>
    <math:annotation math:encoding="StarMath 5.0">size 16{ [P_1 "||"^{TC} P_2]_{P_2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 a({}+{}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b({}+{}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row>
          <math:msub>
            <math:mi>P</math:mi>
            <math:mn>3</math:mn>
          </math:msub>
          <math:msup>
            <math:mtext>||</math:mtext>
            <math:mi math:fontstyle="italic">TD</math:mi>
          </math:msup>
          <math:msub>
            <math:mi>P</math:mi>
            <math:mn>1</math:mn>
          </math:msub>
        </math:mrow>
      </math:mrow>
    </math:mstyle>
    <math:annotation math:encoding="StarMath 5.0">size 16{P_3 "||"^{TD} P_1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>c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3: c({}+{}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row>
            <math:msub>
              <math:mi>T</math:mi>
              <math:mn>1</math:mn>
            </math:msub>
            <math:mo math:stretchy="false">≥</math:mo>
            <math:mn>10</math:mn>
          </math:mrow>
          <math:mstyle math:fontstyle="normal">
            <math:mrow>
              <math:mi math:fontstyle="normal">s</math:mi>
            </math:mrow>
          </math:mstyle>
        </math:mrow>
        <math:mo math:stretchy="false">)</math:mo>
      </math:mrow>
    </math:mrow>
    <math:annotation math:encoding="StarMath 5.0">nitalic {C-Invoke}(T_1 &gt;=  10{nitalic s}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 a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 b({}-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 a({}+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b({}+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row>
            <math:msub>
              <math:mi>T</math:mi>
              <math:mn>1</math:mn>
            </math:msub>
            <math:mo math:stretchy="false">&lt;</math:mo>
            <math:mn>10</math:mn>
          </math:mrow>
          <math:mstyle math:fontstyle="normal">
            <math:mrow>
              <math:mi math:fontstyle="normal">s</math:mi>
            </math:mrow>
          </math:mstyle>
        </math:mrow>
        <math:mo math:stretchy="false">)</math:mo>
      </math:mrow>
    </math:mrow>
    <math:annotation math:encoding="StarMath 5.0">nitalic {C-Invoke}(T_1 &lt;  10{nitalic s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sub>
          <math:mi>P</math:mi>
          <math:mn>2</math:mn>
        </math:msub>
      </math:mrow>
    </math:mstyle>
    <math:annotation math:encoding="StarMath 5.0">size 16{P_2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b({}+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16pt">
      <math:mrow>
        <math:msub>
          <math:mi>P</math:mi>
          <math:mn>3</math:mn>
        </math:msub>
      </math:mrow>
    </math:mstyle>
    <math:annotation math:encoding="StarMath 5.0">size 16{P_3}</math:annotation>
  </math:semantics>
</math:math>
</file>